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menubar/menubar.xml"/>
  <manifest:file-entry manifest:media-type="" manifest:full-path="Configurations2/menubar/"/>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Basic/Standard/Celtix.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face style:name="Tahoma1" svg:font-family="Tahoma"/>
    <style:font-face style:name="Courier New2" svg:font-family="'Courier New'" style:font-family-generic="modern" style:font-pitch="fixed"/>
    <style:font-face style:name="Courier New1" svg:font-family="'Courier New'" style:font-adornments="Bold Italic" style:font-family-generic="modern" style:font-pitch="fixed"/>
    <style:font-face style:name="Courier New" svg:font-family="'Courier New'" style:font-adornments="Regular"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office:font-face-decls>
  <office:automatic-styles>
    <style:style style:name="Table4" style:family="table">
      <style:table-properties style:width="6.9in" table:align="margins" fo:keep-with-next="always"/>
    </style:style>
    <style:style style:name="Table4.A" style:family="table-column">
      <style:table-column-properties style:column-width="6.9in" style:rel-column-width="65535*"/>
    </style:style>
    <style:style style:name="Table4.A1" style:family="table-cell">
      <style:table-cell-properties fo:padding="0.0382in" fo:border="0.0007in solid #000000"/>
    </style:style>
    <style:style style:name="Table5" style:family="table">
      <style:table-properties style:width="6.925in" table:align="margins" fo:keep-with-next="always"/>
    </style:style>
    <style:style style:name="Table5.A" style:family="table-column">
      <style:table-column-properties style:column-width="2.3028in" style:rel-column-width="3316*"/>
    </style:style>
    <style:style style:name="Table5.B" style:family="table-column">
      <style:table-column-properties style:column-width="4.6208in" style:rel-column-width="6654*"/>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fo:keep-with-next="always"/>
    </style:style>
    <style:style style:name="Table3.A" style:family="table-column">
      <style:table-column-properties style:column-width="6.925in" style:rel-column-width="65535*"/>
    </style:style>
    <style:style style:name="Table3.A1" style:family="table-cell">
      <style:table-cell-properties fo:padding="0.0382in" fo:border="0.0007in solid #000000"/>
    </style:style>
    <style:style style:name="Table1" style:family="table">
      <style:table-properties style:width="6.925in" table:align="margins" style:shadow="none"/>
    </style:style>
    <style:style style:name="Table1.A" style:family="table-column">
      <style:table-column-properties style:column-width="1.1826in" style:rel-column-width="1703*"/>
    </style:style>
    <style:style style:name="Table1.B" style:family="table-column">
      <style:table-column-properties style:column-width="5.741in" style:rel-column-width="8267*"/>
    </style:style>
    <style:style style:name="Table1.1" style:family="table-row">
      <style:table-row-properties style:keep-together="false"/>
    </style:style>
    <style:style style:name="Table1.A1" style:family="table-cell">
      <style:table-cell-properties fo:padding="0in" fo:border="none"/>
    </style:style>
    <style:style style:name="Table1.B1" style:family="table-cell">
      <style:table-cell-properties fo:background-color="transparent" fo:padding="0in" fo:border="none">
        <style:background-image/>
      </style:table-cell-properties>
    </style:style>
    <style:style style:name="Table2" style:family="table">
      <style:table-properties style:width="6.925in" table:align="margins"/>
    </style:style>
    <style:style style:name="Table2.A" style:family="table-column">
      <style:table-column-properties style:column-width="2.3104in" style:rel-column-width="3327*"/>
    </style:style>
    <style:style style:name="Table2.B" style:family="table-column">
      <style:table-column-properties style:column-width="4.6132in" style:rel-column-width="6643*"/>
    </style:style>
    <style:style style:name="Table2.1" style:family="table-row">
      <style:table-row-properties style:keep-together="false"/>
    </style:style>
    <style:style style:name="P1" style:family="paragraph" style:parent-style-name="HC_5f_HeadingChapter" style:master-page-name="First_20_Page"/>
    <style:style style:name="P2" style:family="paragraph" style:parent-style-name="Contents_20_1">
      <style:paragraph-properties>
        <style:tab-stops>
          <style:tab-stop style:position="6.9in" style:type="right" style:leader-style="dotted" style:leader-text="."/>
        </style:tab-stops>
      </style:paragraph-properties>
    </style:style>
    <style:style style:name="P3" style:family="paragraph" style:parent-style-name="Contents_20_2">
      <style:paragraph-properties>
        <style:tab-stops>
          <style:tab-stop style:position="6.7035in" style:type="right" style:leader-style="dotted" style:leader-text="."/>
        </style:tab-stops>
      </style:paragraph-properties>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office:automatic-styles>
  <office:body>
    <office:text>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1">Using the Java Messaging System</text:p>
      <text:table-of-content text:style-name="Sect1" text:protected="true" text:name="Table of Contents1">
        <text:table-of-content-source text:outline-level="3" text:use-outline-level="false" text:use-index-source-styles="true">
          <text:index-title-template text:style-name="Contents_20_Heading">Table of Contents</text:index-title-template>
          <text:table-of-content-entry-template text:outline-level="1" text:style-name="Contents_20_1">
            <text:index-entry-link-start text:style-name="Defaul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Defaul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Defaul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Defaul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Defaul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Defaul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Defaul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Defaul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Defaul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Default"/>
            <text:index-entry-chapter/>
            <text:index-entry-text/>
            <text:index-entry-tab-stop style:type="right" style:leader-char="."/>
            <text:index-entry-page-number/>
            <text:index-entry-link-end/>
          </text:table-of-content-entry-template>
          <text:index-source-styles text:outline-level="1">
            <text:index-source-style text:style-name="S_5f_Section"/>
          </text:index-source-styles>
          <text:index-source-styles text:outline-level="2">
            <text:index-source-style text:style-name="SS_5f_Subsection"/>
          </text:index-source-styles>
        </text:table-of-content-source>
        <text:index-body>
          <text:index-title text:style-name="Sect2" text:name="Table of Contents1_Head">
            <text:p text:style-name="Contents_20_Heading">Table of Contents</text:p>
          </text:index-title>
          <text:p text:style-name="P2"><text:a xlink:type="simple" xlink:href="#0.Overview|outline" text:style-name="Default" text:visited-style-name="Default">Overview<text:tab/>1</text:a></text:p>
          <text:p text:style-name="P3"><text:a xlink:type="simple" xlink:href="#0.0.Message Formatting|outline" text:style-name="Default" text:visited-style-name="Default">Message Formatting<text:tab/>1</text:a></text:p>
          <text:p text:style-name="P3"><text:a xlink:type="simple" xlink:href="#0.0.Namespace|outline" text:style-name="Default" text:visited-style-name="Default">Namespace<text:tab/>1</text:a></text:p>
          <text:p text:style-name="P2"><text:a xlink:type="simple" xlink:href="#0.Basic Endpoint Configuration|outline" text:style-name="Default" text:visited-style-name="Default">Basic Endpoint Configuration<text:tab/>1</text:a></text:p>
          <text:p text:style-name="P3"><text:a xlink:type="simple" xlink:href="#0.0.The address Element|outline" text:style-name="Default" text:visited-style-name="Default">The address Element<text:tab/>2</text:a></text:p>
          <text:p text:style-name="P3"><text:a xlink:type="simple" xlink:href="#0.0.The JMSNamingProperties Element|outline" text:style-name="Default" text:visited-style-name="Default">The JMSNamingProperties Element<text:tab/>2</text:a></text:p>
          <text:p text:style-name="P3"><text:a xlink:type="simple" xlink:href="#0.0.Using a Named Reply Destination|outline" text:style-name="Default" text:visited-style-name="Default">Using a Named Reply Destination<text:tab/>3</text:a></text:p>
          <text:p text:style-name="P3"><text:a xlink:type="simple" xlink:href="#0.0.Example|outline" text:style-name="Default" text:visited-style-name="Default">Example<text:tab/>3</text:a></text:p>
          <text:p text:style-name="P2"><text:a xlink:type="simple" xlink:href="#0.Consumer Endpoint Configuration|outline" text:style-name="Default" text:visited-style-name="Default">Consumer Endpoint Configuration<text:tab/>3</text:a></text:p>
          <text:p text:style-name="P2"><text:a xlink:type="simple" xlink:href="#0.Service Endpoint Configuration|outline" text:style-name="Default" text:visited-style-name="Default">Service Endpoint Configuration<text:tab/>4</text:a></text:p>
          <text:p text:style-name="P3"><text:a xlink:type="simple" xlink:href="#0.0.Setting up Durable Subscriptions|outline" text:style-name="Default" text:visited-style-name="Default">Setting up Durable Subscriptions<text:tab/>4</text:a></text:p>
          <text:p text:style-name="P3"><text:a xlink:type="simple" xlink:href="#0.0.Using Message Selectors|outline" text:style-name="Default" text:visited-style-name="Default">Using Message Selectors<text:tab/>4</text:a></text:p>
          <text:p text:style-name="P3"><text:a xlink:type="simple" xlink:href="#0.0.Using Reliable Messaging|outline" text:style-name="Default" text:visited-style-name="Default">Using Reliable Messaging<text:tab/>4</text:a></text:p>
        </text:index-body>
      </text:table-of-content>
      <text:h text:style-name="S_5f_Section" text:outline-level="1">Overview</text:h>
      <text:p text:style-name="N_5f_Normal">Celtix provides a transport plug-in that enables endpoints to use Java Messaging System (JMS) queues and topics. Celtix’s JMS transport plug-in uses the Java Naming and Directory Interface (JNDI) to locate and obtain references to the JMS provider that brokers for the JMS destinations. Once Celtix has established a connection to a JMS provider, Celtix supports the passing of messages packaged as either a JMS <text:span text:style-name="Code_20_in_20_Text">ObjectMessage</text:span> or a JMS <text:span text:style-name="Code_20_in_20_Text">TextMessage</text:span>.</text:p>
      <text:h text:style-name="SS_5f_Subsection" text:outline-level="2">Message Formatting</text:h>
      <text:p text:style-name="N_5f_Normal">The JMS transport takes the payload formatting and packages it into either a JMS <text:span text:style-name="Code_20_in_20_Text">ObjectMessage</text:span> or a <text:span text:style-name="Code_20_in_20_Text">TextMessage</text:span>. When a message is packaged as an <text:span text:style-name="Code_20_in_20_Text">ObjectMessage</text:span> the message information, including any format-specific information, is serialized into a <text:span text:style-name="Code_20_in_20_Text">byte[]</text:span> and placed into the JMS message body. When a message is packaged as a <text:span text:style-name="Code_20_in_20_Text">TextMessage</text:span>, the message information, including any format-specific information, is converted into a string and placed into the JMS message body.</text:p>
      <text:p text:style-name="N_5f_Normal">When a message sent by Celtix is received by a JMS application, the JMS application is responsible for understanding how to interpret the message and the formatting information. For example, if the Celtix contract specifies that the binding used for a JMS endpoint is SOAP, and the messages are packaged as <text:span text:style-name="Code_20_in_20_Text">TextMessage</text:span>, the receiving JMS application will get a text message containing all of the SOAP envelope information.</text:p>
      <text:h text:style-name="SS_5f_Subsection" text:outline-level="2">Namespace</text:h>
      <text:p text:style-name="N_5f_Normal">The WSDL extensions for defining a JMS endpoint are defined in the namespace <text:span text:style-name="Code_20_in_20_Text">http://celtix.objectweb.org/transports/jms</text:span>. In order to use the JMS extensions you will need to add the line shown in <text:sequence-ref text:reference-format="category-and-value" text:ref-name="refText1">Text 1</text:sequence-ref> to the <text:span text:style-name="Code_20_in_20_Text">definitions</text:span> element of your contract.</text:p>
      <table:table table:name="Table4" table:style-name="Table4">
        <table:table-column table:style-name="Table4.A"/>
        <table:table-row>
          <table:table-cell table:style-name="Table4.A1" office:value-type="string">
            <text:p text:style-name="C_5f_Code">xmlns:jms="http://celtix.objectweb.org/transports/jms"</text:p>
          </table:table-cell>
        </table:table-row>
      </table:table>
      <text:p text:style-name="Text">Text <text:sequence text:ref-name="refText1" text:name="Text" text:formula="ooow:Text+1" style:num-format="1">1</text:sequence>: JMS Extension Namespace</text:p>
      <text:h text:style-name="S_5f_Section" text:outline-level="1">Basic Endpoint Configuration</text:h>
      <text:p text:style-name="N_5f_Normal">JMS endpoints need to know certian basic information about how to establish a connection to the proper destination. This information is provided using the <text:span text:style-name="Code_20_in_20_Text">jms.address</text:span> element and its child the <text:span text:style-name="Code_20_in_20_Text">jms:JMSNamingProperties</text:span> element. The <text:span text:style-name="Code_20_in_20_Text">jms:address</text:span> element’s attributes specify the information needed to identify the JMS broker and the destination. The <text:span text:style-name="Code_20_in_20_Text">jms:JMSNamingProperties</text:span> element specifies the Java properties used to connect to the JNDI service.</text:p>
      <text:h text:style-name="SS_5f_Subsection" text:outline-level="2">The address Element</text:h>
      <text:p text:style-name="N_5f_Normal">The basic configuration for a JMS endpoint is done by using a <text:span text:style-name="Code_20_in_20_Text">jms:address</text:span> element in your service’s <text:span text:style-name="Code_20_in_20_Text">port</text:span> element. The <text:span text:style-name="Code_20_in_20_Text">jms:address</text:span> element uses the attributes described in <text:sequence-ref text:reference-format="category-and-value" text:ref-name="refTable0">Table 1</text:sequence-ref> to configure the connection to the JMS broker.</text:p>
      <table:table table:name="Table5" table:style-name="Table5">
        <table:table-column table:style-name="Table5.A"/>
        <table:table-column table:style-name="Table5.B"/>
        <table:table-header-rows>
          <table:table-row>
            <table:table-cell table:style-name="Table5.A1" office:value-type="string">
              <text:p text:style-name="Table_20_Heading">Attribute</text:p>
            </table:table-cell>
            <table:table-cell table:style-name="Table5.B1" office:value-type="string">
              <text:p text:style-name="Table_20_Heading">Description</text:p>
            </table:table-cell>
          </table:table-row>
        </table:table-header-rows>
        <table:table-row>
          <table:table-cell table:style-name="Table5.A2" office:value-type="string">
            <text:p text:style-name="N_5f_Normal"><text:span text:style-name="Code_20_in_20_Text">destinationStyle</text:span></text:p>
          </table:table-cell>
          <table:table-cell table:style-name="Table5.B2" office:value-type="string">
            <text:p text:style-name="N_5f_Normal">Specifies if the JMS destination is a JMS queue or a JMS topic.</text:p>
          </table:table-cell>
        </table:table-row>
        <table:table-row>
          <table:table-cell table:style-name="Table5.A2" office:value-type="string">
            <text:p text:style-name="N_5f_Normal"><text:span text:style-name="Code_20_in_20_Text">jndiConnectionFactoryName</text:span></text:p>
          </table:table-cell>
          <table:table-cell table:style-name="Table5.B2" office:value-type="string">
            <text:p text:style-name="N_5f_Normal">Specifies the JNDI name bound to the JMS connection factory to use when connecting to the JMS destination.</text:p>
          </table:table-cell>
        </table:table-row>
        <table:table-row>
          <table:table-cell table:style-name="Table5.A2" office:value-type="string">
            <text:p text:style-name="N_5f_Normal"><text:span text:style-name="Code_20_in_20_Text">jndiDestinationName</text:span></text:p>
          </table:table-cell>
          <table:table-cell table:style-name="Table5.B2" office:value-type="string">
            <text:p text:style-name="N_5f_Normal">Specifies the JNDI name bound to the JMS destination to which requests are sent.</text:p>
          </table:table-cell>
        </table:table-row>
        <table:table-row>
          <table:table-cell table:style-name="Table5.A2" office:value-type="string">
            <text:p text:style-name="N_5f_Normal"><text:span text:style-name="Code_20_in_20_Text">jndiReplyDestinationName</text:span></text:p>
          </table:table-cell>
          <table:table-cell table:style-name="Table5.B2" office:value-type="string">
            <text:p text:style-name="N_5f_Normal">Specifies the JNDI name bound to the JMS destinations where replies are sent. This attribute allows you to use a user defined destination for replies. For more details see <text:a xlink:type="simple" xlink:href="#0.0.Using a Named Reply Destination|outline">Using a Named Reply Destination</text:a>.</text:p>
          </table:table-cell>
        </table:table-row>
        <table:table-row>
          <table:table-cell table:style-name="Table5.A2" office:value-type="string">
            <text:p text:style-name="N_5f_Normal"><text:span text:style-name="Code_20_in_20_Text">connectionUserName</text:span></text:p>
          </table:table-cell>
          <table:table-cell table:style-name="Table5.B2" office:value-type="string">
            <text:p text:style-name="N_5f_Normal">Specifies the username to use when connecting to a JMS broker.</text:p>
          </table:table-cell>
        </table:table-row>
        <table:table-row>
          <table:table-cell table:style-name="Table5.A2" office:value-type="string">
            <text:p text:style-name="N_5f_Normal"><text:span text:style-name="Code_20_in_20_Text">connectionPassword</text:span></text:p>
          </table:table-cell>
          <table:table-cell table:style-name="Table5.B2" office:value-type="string">
            <text:p text:style-name="N_5f_Normal">Specifies the password to use when connecting to a JMS broker.</text:p>
          </table:table-cell>
        </table:table-row>
      </table:table>
      <text:p text:style-name="Table">Table <text:sequence text:ref-name="refTable0" text:name="Table" text:formula="ooow:Table+1" style:num-format="1">1</text:sequence>: JMS Endpoint Attributes</text:p>
      <text:h text:style-name="SS_5f_Subsection" text:outline-level="2">The JMSNamingProperties Element</text:h>
      <text:p text:style-name="N_5f_Normal">To increase interoperability with JMS and JNDI providers, the <text:span text:style-name="Code_20_in_20_Text">jms:address</text:span> element has a child element, <text:span text:style-name="Code_20_in_20_Text">jms:JMSNamingProperties</text:span>, that allows you to specify the values used to populate the properties used when connecting to the JNDI provider. The <text:span text:style-name="Code_20_in_20_Text">jms:JMSNamingProperties</text:span> element has two attributes: <text:span text:style-name="Code_20_in_20_Text">name</text:span> and <text:span text:style-name="Code_20_in_20_Text">value</text:span>. The <text:span text:style-name="Code_20_in_20_Text">name</text:span> attribute specifies the name of the property to set. The <text:span text:style-name="Code_20_in_20_Text">value</text:span> attribute specifies the value for the specified property.</text:p>
      <text:p text:style-name="N_5f_Normal">The following is a list of common JNDI properties that can be set:</text:p>
      <text:list text:style-name="List_20_1">
        <text:list-item>
          <text:p text:style-name="LB_5f_ListBullet"><text:span text:style-name="Code_20_in_20_Text">java.naming.factory.initial</text:span></text:p>
        </text:list-item>
        <text:list-item>
          <text:p text:style-name="LB_5f_ListBullet"><text:span text:style-name="Code_20_in_20_Text">java.naming.provider.url</text:span></text:p>
        </text:list-item>
        <text:list-item>
          <text:p text:style-name="LB_5f_ListBullet"><text:span text:style-name="Code_20_in_20_Text">java.naming.factory.object</text:span></text:p>
        </text:list-item>
        <text:list-item>
          <text:p text:style-name="LB_5f_ListBullet"><text:span text:style-name="Code_20_in_20_Text">java.naming.factory.state</text:span></text:p>
        </text:list-item>
        <text:list-item>
          <text:p text:style-name="LB_5f_ListBullet"><text:span text:style-name="Code_20_in_20_Text">java.naming.factory.url.pkgs</text:span></text:p>
        </text:list-item>
        <text:list-item>
          <text:p text:style-name="LB_5f_ListBullet"><text:span text:style-name="Code_20_in_20_Text">java.naming.dns.url</text:span></text:p>
        </text:list-item>
        <text:list-item>
          <text:p text:style-name="LB_5f_ListBullet"><text:span text:style-name="Code_20_in_20_Text">java.naming.authoritative</text:span></text:p>
        </text:list-item>
        <text:list-item>
          <text:p text:style-name="LB_5f_ListBullet"><text:span text:style-name="Code_20_in_20_Text">java.naming.batchsize</text:span></text:p>
        </text:list-item>
        <text:list-item>
          <text:p text:style-name="LB_5f_ListBullet"><text:span text:style-name="Code_20_in_20_Text">java.naming.referral</text:span></text:p>
        </text:list-item>
        <text:list-item>
          <text:p text:style-name="LB_5f_ListBullet"><text:span text:style-name="Code_20_in_20_Text">java.naming.security.protocol</text:span></text:p>
        </text:list-item>
        <text:list-item>
          <text:p text:style-name="LB_5f_ListBullet"><text:span text:style-name="Code_20_in_20_Text">java.naming.security.authentication</text:span></text:p>
        </text:list-item>
        <text:list-item>
          <text:p text:style-name="LB_5f_ListBullet"><text:span text:style-name="Code_20_in_20_Text">java.naming.security.principal</text:span></text:p>
        </text:list-item>
        <text:list-item>
          <text:p text:style-name="LB_5f_ListBullet"><text:span text:style-name="Code_20_in_20_Text">java.naming.security.credentials</text:span></text:p>
        </text:list-item>
        <text:list-item>
          <text:p text:style-name="LB_5f_ListBullet"><text:span text:style-name="Code_20_in_20_Text">java.naming.language</text:span></text:p>
        </text:list-item>
        <text:list-item>
          <text:p text:style-name="LB_5f_ListBullet"><text:span text:style-name="Code_20_in_20_Text">java.naming.applet</text:span></text:p>
        </text:list-item>
      </text:list>
      <text:p text:style-name="N_5f_Normal">For more details on what information to use in these attributes, check your JNDI provider’s documentation and <text:s/>consult the Java API reference material.</text:p>
      <text:h text:style-name="SS_5f_Subsection" text:outline-level="2">Using a Named Reply Destination</text:h>
      <text:p text:style-name="N_5f_Normal">By default Celtix endpoints using JMS create a temporary queue for sending replies back and forth. You can change this behavior by setting the <text:span text:style-name="Code_20_in_20_Text">jndiReplyDestinationName</text:span> attribute in the endpoint's contract. A Celtix client endpoint will listen for replies on the specified destination and it will specify the value of the attribute in the <text:span text:style-name="Code_20_in_20_Text">ReplyTo</text:span> field of all outgoing requests. A Celtix service endpoint will use the value of the <text:span text:style-name="Code_20_in_20_Text">jndiReplyDestinationName</text:span> attribute as the location for placing replies if there is no destination specified in the request’s <text:span text:style-name="Code_20_in_20_Text">ReplyTo</text:span> field.</text:p>
      <text:h text:style-name="SS_5f_Subsection" text:outline-level="2">Example</text:h>
      <text:p text:style-name="N_5f_Normal"><text:sequence-ref text:reference-format="category-and-value" text:ref-name="refText0">Text 2</text:sequence-ref> shows an example of an Celtix JMS port specification.</text:p>
      <table:table table:name="Table3" table:style-name="Table3">
        <table:table-column table:style-name="Table3.A"/>
        <table:table-row>
          <table:table-cell table:style-name="Table3.A1" office:value-type="string">
            <text:p text:style-name="C_5f_Code">&lt;service name="JMSService"&gt;</text:p>
            <text:p text:style-name="C_5f_Code"><text:s/>&lt;port binding="tns:Greeter_SOAPBinding" name="SoapPort"&gt;</text:p>
            <text:p text:style-name="C_5f_Code"><text:s text:c="2"/>&lt;jms:address jndiConnectionFactoryName="ConnectionFactory" </text:p>
            <text:p text:style-name="C_5f_Code"><text:s text:c="15"/>jndiDestinationName="dynamicQueues/test.Celtix.jmstransport"&gt;</text:p>
            <text:p text:style-name="C_5f_Code"><text:s text:c="3"/>&lt;jms:JMSNamingProperty name="java.naming.factory.initial"</text:p>
            <text:p text:style-name="C_5f_Code"><text:s text:c="26"/>value="org.activemq.jndi.ActiveMQInitialContextFactory" /&gt;</text:p>
            <text:p text:style-name="C_5f_Code"><text:s text:c="3"/>&lt;jms:JMSNamingProperty name="java.naming.provider.url"</text:p>
            <text:p text:style-name="C_5f_Code"><text:s text:c="26"/>value="tcp://localhost:61616" /&gt;</text:p>
            <text:p text:style-name="C_5f_Code"><text:s text:c="2"/>&lt;/jms:address&gt;</text:p>
            <text:p text:style-name="C_5f_Code"><text:s/>&lt;/port&gt;</text:p>
            <text:p text:style-name="C_5f_Code">&lt;/service&gt;</text:p>
          </table:table-cell>
        </table:table-row>
      </table:table>
      <text:p text:style-name="Text">Text <text:sequence text:ref-name="refText0" text:name="Text" text:formula="ooow:Text+1" style:num-format="1">2</text:sequence>: Celtix JMS Port</text:p>
      <text:h text:style-name="S_5f_Section" text:outline-level="1">Consumer Endpoint Configuration</text:h>
      <text:p text:style-name="N_5f_Normal">JMS consumer endpoints have two behaviors that are configurable in the contract:</text:p>
      <text:list text:style-name="List_20_1">
        <text:list-item>
          <text:p text:style-name="LB_5f_ListBullet">the type of message being sent.</text:p>
        </text:list-item>
        <text:list-item>
          <text:p text:style-name="LB_5f_ListBullet">the amount of time the consumer will wait for a response.</text:p>
        </text:list-item>
      </text:list>
      <text:p text:style-name="N_5f_Normal">The consumer endpoint’s behaviors are configured using the optional <text:span text:style-name="Code_20_in_20_Text">jms:client</text:span> element. The <text:span text:style-name="Code_20_in_20_Text">jms:client</text:span> element is a child of the WSDL <text:span text:style-name="Code_20_in_20_Text">port</text:span> element and has two attributes:</text:p>
      <table:table table:name="Table1" table:style-name="Table1">
        <table:table-column table:style-name="Table1.A"/>
        <table:table-column table:style-name="Table1.B"/>
        <table:table-row table:style-name="Table1.1">
          <table:table-cell table:style-name="Table1.A1" office:value-type="string">
            <text:p text:style-name="N_5f_Normal"><text:span text:style-name="Code_20_in_20_Text">messageType</text:span></text:p>
          </table:table-cell>
          <table:table-cell table:style-name="Table1.B1" office:value-type="string">
            <text:p text:style-name="N_5f_Normal">Specifies how the message data will be packaged as a JMS message. <text:span text:style-name="Code_20_in_20_Text">text</text:span> specifies that the data will be packaged as a <text:span text:style-name="Code_20_in_20_Text">TextMessage</text:span>. <text:span text:style-name="Code_20_in_20_Text">binary</text:span> specifies that the data will be packaged as an <text:span text:style-name="Code_20_in_20_Text">ObjectMessage</text:span>.</text:p>
          </table:table-cell>
        </table:table-row>
        <table:table-row table:style-name="Table1.1">
          <table:table-cell table:style-name="Table1.A1" office:value-type="string">
            <text:p text:style-name="N_5f_Normal"><text:span text:style-name="Code_20_in_20_Text">timeout</text:span></text:p>
          </table:table-cell>
          <table:table-cell table:style-name="Table1.A1" office:value-type="string">
            <text:p text:style-name="N_5f_Normal">Specifies the amount of time, in milliseconds, that the endpoint will wait for a reply before timing out.</text:p>
          </table:table-cell>
        </table:table-row>
      </table:table>
      <text:h text:style-name="S_5f_Section" text:outline-level="1">Service Endpoint Configuration</text:h>
      <text:p text:style-name="N_5f_Normal">JMS service endpoints have a number of behaviors that are configurable in the contract. These include if the service uses durable subscriptions, if the service uses local JMS transactions, and the message selectors used by the endpoint.</text:p>
      <text:p text:style-name="N_5f_Normal">Service endpoint behaviors are configured using the optional <text:span text:style-name="Code_20_in_20_Text">jms:server</text:span> element. The <text:span text:style-name="Code_20_in_20_Text">jms:server</text:span> element is a child of the WSDL <text:span text:style-name="Code_20_in_20_Text">port</text:span> element and has the following attributes:</text:p>
      <table:table table:name="Table2" table:style-name="Table2">
        <table:table-column table:style-name="Table2.A"/>
        <table:table-column table:style-name="Table2.B"/>
        <table:table-row table:style-name="Table2.1">
          <table:table-cell office:value-type="string">
            <text:p text:style-name="N_5f_Normal"><text:span text:style-name="Code_20_in_20_Text">useMessageIDAsCorrealationID</text:span></text:p>
          </table:table-cell>
          <table:table-cell office:value-type="string">
            <text:p text:style-name="N_5f_Normal">Specifies whether JMS will use the message ID to correlate messages. The default is <text:span text:style-name="Code_20_in_20_Text">false</text:span>.</text:p>
          </table:table-cell>
        </table:table-row>
        <table:table-row table:style-name="Table2.1">
          <table:table-cell office:value-type="string">
            <text:p text:style-name="N_5f_Normal"><text:span text:style-name="Code_20_in_20_Text">durableSubscriberName</text:span></text:p>
          </table:table-cell>
          <table:table-cell office:value-type="string">
            <text:p text:style-name="N_5f_Normal">Specifies the name used to register a durable subscription. See <text:a xlink:type="simple" xlink:href="#0.0.Setting up Durable Subscriptions|outline">Setting up Durable Subscriptions</text:a>.</text:p>
          </table:table-cell>
        </table:table-row>
        <table:table-row table:style-name="Table2.1">
          <table:table-cell office:value-type="string">
            <text:p text:style-name="N_5f_Normal"><text:span text:style-name="Code_20_in_20_Text">messageSelector</text:span></text:p>
          </table:table-cell>
          <table:table-cell office:value-type="string">
            <text:p text:style-name="N_5f_Normal">Specifies the string value of a message selector to use. See <text:a xlink:type="simple" xlink:href="#0.0.Using Message Selectors|outline">Using Message Selectors</text:a>.</text:p>
          </table:table-cell>
        </table:table-row>
        <table:table-row table:style-name="Table2.1">
          <table:table-cell office:value-type="string">
            <text:p text:style-name="N_5f_Normal"><text:span text:style-name="Code_20_in_20_Text">transactional</text:span></text:p>
          </table:table-cell>
          <table:table-cell office:value-type="string">
            <text:p text:style-name="N_5f_Normal">Specifies whether the local JMS broker will create transactions around message processing. The default is false. See <text:a xlink:type="simple" xlink:href="#0.0.Using Reliable Messaging|outline">Using Reliable Messaging</text:a>.</text:p>
          </table:table-cell>
        </table:table-row>
      </table:table>
      <text:h text:style-name="SS_5f_Subsection" text:outline-level="2">Setting up Durable Subscriptions</text:h>
      <text:p text:style-name="N_5f_Normal">If you want to configure your Celtix service to use durable subscriptions, you can set the optional <text:span text:style-name="Code_20_in_20_Text">durableSubscriberName</text:span> attribute. The value of the attribute is the name used to register the durable subscription.</text:p>
      <text:h text:style-name="SS_5f_Subsection" text:outline-level="2">Using Message Selectors</text:h>
      <text:p text:style-name="N_5f_Normal">If you want to configure your Celtix service to use a JMS message selector, you can set the optional <text:span text:style-name="Code_20_in_20_Text">messageSelector</text:span> attribute. The value of the attribute is the string value of the selector. For more information on the syntax used to specify message selectors, see the JMS 1.1 specification.</text:p>
      <text:h text:style-name="SS_5f_Subsection" text:outline-level="2">Using Reliable Messaging</text:h>
      <text:p text:style-name="N_5f_Normal">If you want your Celtix service to use the local JMS broker’s transaction capabilities, you can set the <text:span text:style-name="Code_20_in_20_Text">transactional</text:span> attribute to <text:span text:style-name="Code_20_in_20_Text">true</text:span>.</text:p>
      <text:p text:style-name="N_5f_Normal">When the <text:span text:style-name="Code_20_in_20_Text">transactional</text:span> attribute is set, a Celtix service endpoint’s JMS transport layer will begin a transaction when it pulls a request from the queue. The endpoint will then process the request and send the response back to the JMS transport layer. Once the JMS transport layer has successfully placed the response on the response queue, the transport layer will commit the transaction. So, if the Celtix service endpoint crashes while processing a request or the transport <text:s/>layer is unable to send the response, the JMS broker will hold the request in the queue until it is successfully processed.</text:p>
      <text:p text:style-name="N_5f_Normal">In cases where Celtix is acting as a router between JMS and another transport, setting the <text:span text:style-name="Code_20_in_20_Text">transactional</text:span> attribute will ensure that the message is delivered to the second server. The JMS portion of the router will not commit the message until the message has been successfully consumed by the outbound transport layer. If an exception is thrown during the consumption of the message, the JMS transport will rollback the message, pull it from the queue again, and attempt to resend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face style:name="Tahoma1" svg:font-family="Tahoma"/>
    <style:font-face style:name="Courier New2" svg:font-family="'Courier New'" style:font-family-generic="modern" style:font-pitch="fixed"/>
    <style:font-face style:name="Courier New1" svg:font-family="'Courier New'" style:font-adornments="Bold Italic" style:font-family-generic="modern" style:font-pitch="fixed"/>
    <style:font-face style:name="Courier New" svg:font-family="'Courier New'" style:font-adornments="Regular"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05in" fo:margin-bottom="0.05in" style:shadow="none"/>
      <style:text-properties fo:font-size="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paragraph-properties fo:margin-top="0.2in" fo:margin-bottom="0.05in" fo:padding="0in" fo:border-left="none" fo:border-right="none" fo:border-top="none" fo:border-bottom="0.0138in solid #9999cc" style:shadow="none"/>
      <style:text-properties fo:color="#cc6633"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paragraph-properties fo:padding="0in" fo:border-left="none" fo:border-right="none" fo:border-top="none" fo:border-bottom="0.0071in solid #9999cc" style:shadow="none"/>
      <style:text-properties fo:color="#cc6633"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Arial Unicode MS" style:font-size-asian="14pt" style:font-weight-asian="bold" style:font-name-complex="Tahoma" style:font-size-complex="14pt" style:font-weight-complex="bold"/>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25in" fo:margin-right="0in" fo:margin-top="0.1665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Numbering_20_2" style:display-name="Numbering 2" style:family="paragraph" style:parent-style-name="List" style:list-style-name="Numbering_20_2" style:class="list">
      <style:paragraph-properties fo:margin-left="0.5in" fo:margin-right="0in" fo:margin-top="0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color="#cc6633" fo:font-size="9pt" fo:font-weight="bold"/>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cc6633" fo:font-size="9pt" fo:font-weight="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color="#cc6633" fo:font-size="9pt" fo:font-weight="bold"/>
    </style:style>
    <style:style style:name="Footer_20_right" style:display-name="Footer right" style:family="paragraph" style:parent-style-name="Standard" style:class="extra">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cc6633" fo:font-size="9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Table" style:family="paragraph" style:parent-style-name="Caption" style:class="extra"/>
    <style:style style:name="Text" style:family="paragraph" style:parent-style-name="Caption" style:class="extra"/>
    <style:style style:name="Addressee" style:family="paragraph" style:parent-style-name="Standard" style:class="extra">
      <style:paragraph-properties fo:margin-top="0in" fo:margin-bottom="0.0417in" text:number-lines="false" text:line-number="0"/>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fo:padding="0in" fo:border-left="none" fo:border-right="none" fo:border-top="none" fo:border-bottom="0.0138in solid #9999cc" style:shadow="none" text:number-lines="false" text:line-number="0"/>
      <style:text-properties fo:color="#cc663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use-window-font-color="tru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itle" style:family="paragraph" style:parent-style-name="Heading" style:next-style-name="Heading_20_1" style:class="chapter">
      <style:paragraph-properties fo:text-align="center" style:justify-single-word="false" style:register-true="true" fo:background-color="transparent" fo:padding="0in" fo:border-left="none" fo:border-right="none" fo:border-top="none" fo:border-bottom="0.0346in solid #9999cc" style:shadow="none">
        <style:tab-stops/>
        <style:background-image/>
      </style:paragraph-properties>
      <style:text-properties fo:color="#cc663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_5f_Code" style:display-name="C_Code" style:family="paragraph" style:parent-style-name="Text_20_body_20_indent" style:class="text">
      <style:paragraph-properties fo:margin-left="0.252in" fo:margin-right="0.252in" fo:margin-top="0in" fo:margin-bottom="0in" fo:keep-together="always" fo:text-indent="0in" style:auto-text-indent="false" fo:background-color="#e6e6e6" fo:padding="0.0201in" fo:border="0.0008in solid #000000" style:shadow="none" style:join-border="true">
        <style:tab-stops/>
        <style:background-image/>
      </style:paragraph-properties>
      <style:text-properties fo:color="#800000" style:font-name="Courier New" fo:font-size="9pt"/>
    </style:style>
    <style:style style:name="HC_5f_HeadingChapter" style:display-name="HC_HeadingChapter" style:family="paragraph" style:parent-style-name="Title" style:next-style-name="N_5f_Normal"/>
    <style:style style:name="S_5f_Section" style:display-name="S_Section" style:family="paragraph" style:parent-style-name="Heading_20_1" style:next-style-name="N_5f_Normal" style:default-outline-level="1"/>
    <style:style style:name="SS_5f_Subsection" style:display-name="SS_Subsection" style:family="paragraph" style:parent-style-name="Heading_20_2" style:next-style-name="N_5f_Normal" style:default-outline-level="2"/>
    <style:style style:name="N_5f_Normal" style:display-name="N_Normal" style:family="paragraph" style:parent-style-name="Text_20_body"/>
    <style:style style:name="LC_5f_ListContinue" style:display-name="LC_ListContinue" style:family="paragraph" style:parent-style-name="Text_20_body_20_indent">
      <style:paragraph-properties fo:margin-left="0.1965in" fo:margin-right="0in" fo:text-indent="0in" style:auto-text-indent="false"/>
    </style:style>
    <style:style style:name="LCI_5f_ListContinueIndent" style:display-name="LCI_ListContinueIndent" style:family="paragraph" style:parent-style-name="LC_5f_ListContinue">
      <style:paragraph-properties fo:margin-left="0.3937in" fo:margin-right="0in" fo:text-indent="0in" style:auto-text-indent="false" text:number-lines="false" text:line-number="0"/>
    </style:style>
    <style:style style:name="LN_5f_ListNumber" style:display-name="LN_ListNumber" style:family="paragraph" style:parent-style-name="Text_20_body" style:list-style-name="Numbering_20_1"/>
    <style:style style:name="LNF_5f_ListNumberFirst" style:display-name="LNF_ListNumberFirst" style:family="paragraph" style:parent-style-name="Numbering_20_1" style:next-style-name="LN_5f_ListNumber" style:list-style-name="Numbering_20_1">
      <style:paragraph-properties fo:margin-left="0in" fo:margin-right="0in" fo:margin-top="0.0516in" fo:margin-bottom="0.0516in" fo:text-indent="0in" style:auto-text-indent="false" text:number-lines="true" text:line-number="1"/>
    </style:style>
    <style:style style:name="LB_5f_ListBullet" style:display-name="LB_ListBullet" style:family="paragraph" style:parent-style-name="Text_20_body" style:list-style-name="List_20_1">
      <style:paragraph-properties fo:margin-left="0in" fo:margin-right="0in" fo:text-indent="0in" style:auto-text-indent="false"/>
    </style:style>
    <style:style style:name="LBI_5f_ListBulletIndent" style:display-name="LBI_ListBulletIndent" style:family="paragraph" style:parent-style-name="List_20_2" style:list-style-name="List_20_2">
      <style:paragraph-properties fo:margin-left="0.1965in" fo:margin-right="0in" fo:margin-top="0.0516in" fo:margin-bottom="0.0516in" fo:text-indent="0in" style:auto-text-indent="false"/>
    </style:style>
    <style:style style:name="LNIF_5f_ListNumberIndentFirst" style:display-name="LNIF_ListNumberIndentFirst" style:family="paragraph" style:parent-style-name="Numbering_20_2" style:next-style-name="LNI_5f_ListNumberIndent" style:list-style-name="Numbering_20_2">
      <style:paragraph-properties fo:margin-left="0.1965in" fo:margin-right="0in" fo:margin-top="0.0516in" fo:margin-bottom="0.0516in" fo:text-indent="0in" style:auto-text-indent="false" text:number-lines="true" text:line-number="1"/>
    </style:style>
    <style:style style:name="LNI_5f_ListNumberIndent" style:display-name="LNI_ListNumberIndent" style:family="paragraph" style:parent-style-name="Numbering_20_2">
      <style:paragraph-properties fo:margin-left="0.1965in" fo:margin-right="0in" fo:margin-top="0.0516in" fo:margin-bottom="0.0516in" fo:text-indent="0in" style:auto-text-indent="false" text:number-lines="true" text:line-number="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parent-style-name="Code_20_in_20_Text">
      <style:text-properties style:font-name="Courier New2" fo:font-weight="bold" style:font-name-asian="Courier New2" style:font-name-complex="Courier New2"/>
    </style:style>
    <style:style style:name="Teletype" style:family="text">
      <style:text-properties style:font-name="Courier New2" style:font-name-asian="Courier New2" style:font-name-complex="Courier New2"/>
    </style:style>
    <style:style style:name="Code_20_in_20_Text" style:display-name="Code in Text" style:family="text">
      <style:text-properties fo:color="#800000" style:font-name="Courier New2" fo:font-size="9pt" fo:letter-spacing="normal" fo:background-color="transparent"/>
    </style:style>
    <style:style style:name="Code_20_Emphasis" style:display-name="Code Emphasis" style:family="text" style:parent-style-name="Code_20_in_20_Text">
      <style:text-properties style:font-name="Courier New1" fo:font-size="9pt" fo:font-style="italic" fo:font-weight="normal" fo:background-color="transparent" style:font-name-asian="Arial Unicode MS" style:font-size-asian="14pt" style:font-style-asian="italic" style:font-weight-asian="bold" style:font-name-complex="Tahoma" style:font-size-complex="14pt" style:font-style-complex="italic" style:font-weight-complex="bold"/>
    </style:style>
    <style:style style:name="GUI" style:family="text">
      <style:text-properties fo:font-size="10pt" fo:font-weight="bold"/>
    </style:style>
    <style:style style:name="UserInput" style:family="text" style:parent-style-name="User_20_Entry">
      <style:text-properties fo:color="#800000" style:font-name="Courier New2" fo:font-size="9pt" fo:letter-spacing="normal" fo:font-weight="bold" fo:background-color="transparent" style:font-name-asian="Courier New2" style:font-name-complex="Courier New2"/>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style:num-suffix="." style:num-format="i">
        <style:list-level-properties text:min-label-width="0.1965in"/>
      </text:list-level-style-number>
      <text:list-level-style-number text:level="2" style:num-suffix="." style:num-format="i" text:start-value="2">
        <style:list-level-properties text:space-before="0.1965in" text:min-label-width="0.1965in"/>
      </text:list-level-style-number>
      <text:list-level-style-number text:level="3" style:num-suffix="." style:num-format="i" text:start-value="3">
        <style:list-level-properties text:space-before="0.3929in" text:min-label-width="0.3937in"/>
      </text:list-level-style-number>
      <text:list-level-style-number text:level="4" style:num-suffix="." style:num-format="i" text:start-value="4">
        <style:list-level-properties text:space-before="0.7866in" text:min-label-width="0.4925in"/>
      </text:list-level-style-number>
      <text:list-level-style-number text:level="5" style:num-suffix="." style:num-format="i" text:start-value="5">
        <style:list-level-properties text:space-before="1.2791in" text:min-label-width="0.5902in"/>
      </text:list-level-style-number>
      <text:list-level-style-number text:level="6" style:num-suffix="." style:num-format="i" text:start-value="6">
        <style:list-level-properties text:space-before="1.8693in" text:min-label-width="0.7091in"/>
      </text:list-level-style-number>
      <text:list-level-style-number text:level="7" style:num-suffix="." style:num-format="i" text:start-value="7">
        <style:list-level-properties text:space-before="2.5783in" text:min-label-width="0.9055in"/>
      </text:list-level-style-number>
      <text:list-level-style-number text:level="8" style:num-suffix="." style:num-format="i" text:start-value="8">
        <style:list-level-properties text:space-before="3.4839in" text:min-label-width="1.0236in"/>
      </text:list-level-style-number>
      <text:list-level-style-number text:level="9" style:num-suffix="." style:num-format="i" text:start-value="9">
        <style:list-level-properties text:space-before="4.5075in" text:min-label-width="1.1028in"/>
      </text:list-level-style-number>
      <text:list-level-style-number text:level="10" style:num-suffix="." style:num-format="i"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min-label-width="0.2in"/>
        <style:text-properties style:font-name="StarSymbol"/>
      </text:list-level-style-bullet>
      <text:list-level-style-bullet text:level="2" text:style-name="Numbering_20_Symbols" text:bullet-char="•">
        <style:list-level-properties text:space-before="0.1575in" text:min-label-width="0.2in"/>
        <style:text-properties style:font-name="StarSymbol"/>
      </text:list-level-style-bullet>
      <text:list-level-style-bullet text:level="3" text:style-name="Numbering_20_Symbols" text:bullet-char="•">
        <style:list-level-properties text:space-before="0.3146in" text:min-label-width="0.2in"/>
        <style:text-properties style:font-name="StarSymbol"/>
      </text:list-level-style-bullet>
      <text:list-level-style-bullet text:level="4" text:style-name="Numbering_20_Symbols" text:bullet-char="•">
        <style:list-level-properties text:space-before="0.472in" text:min-label-width="0.2in"/>
        <style:text-properties style:font-name="StarSymbol"/>
      </text:list-level-style-bullet>
      <text:list-level-style-bullet text:level="5" text:style-name="Numbering_20_Symbols" text:bullet-char="•">
        <style:list-level-properties text:space-before="0.6299in" text:min-label-width="0.2in"/>
        <style:text-properties style:font-name="StarSymbol"/>
      </text:list-level-style-bullet>
      <text:list-level-style-bullet text:level="6" text:style-name="Numbering_20_Symbols" text:bullet-char="•">
        <style:list-level-properties text:space-before="0.7874in" text:min-label-width="0.2in"/>
        <style:text-properties style:font-name="StarSymbol"/>
      </text:list-level-style-bullet>
      <text:list-level-style-bullet text:level="7" text:style-name="Numbering_20_Symbols" text:bullet-char="•">
        <style:list-level-properties text:space-before="0.9445in" text:min-label-width="0.2in"/>
        <style:text-properties style:font-name="StarSymbol"/>
      </text:list-level-style-bullet>
      <text:list-level-style-bullet text:level="8" text:style-name="Numbering_20_Symbols" text:bullet-char="•">
        <style:list-level-properties text:space-before="1.102in" text:min-label-width="0.2in"/>
        <style:text-properties style:font-name="StarSymbol"/>
      </text:list-level-style-bullet>
      <text:list-level-style-bullet text:level="9" text:style-name="Numbering_20_Symbols" text:bullet-char="•">
        <style:list-level-properties text:space-before="1.2598in" text:min-label-width="0.2in"/>
        <style:text-properties style:font-name="StarSymbol"/>
      </text:list-level-style-bullet>
      <text:list-level-style-bullet text:level="10" text:style-name="Numbering_20_Symbols" text:bullet-char="•">
        <style:list-level-properties text:space-before="1.4173in" text:min-label-width="0.2in"/>
        <style:text-properties style:font-name="StarSymbol"/>
      </text:list-level-style-bullet>
    </text:list-style>
    <text:list-style style:name="List_20_2" style:display-name="List 2">
      <text:list-level-style-bullet text:level="1" text:style-name="Numbering_20_Symbols" text:bullet-char="–">
        <style:list-level-properties text:min-label-width="0.1965in"/>
        <style:text-properties style:font-name="StarSymbol"/>
      </text:list-level-style-bullet>
      <text:list-level-style-bullet text:level="2" text:style-name="Numbering_20_Symbols" text:bullet-char="–">
        <style:list-level-properties text:space-before="0.1181in" text:min-label-width="0.15in"/>
        <style:text-properties style:font-name="StarSymbol"/>
      </text:list-level-style-bullet>
      <text:list-level-style-bullet text:level="3" text:style-name="Numbering_20_Symbols" text:bullet-char="–">
        <style:list-level-properties text:space-before="0.2362in" text:min-label-width="0.15in"/>
        <style:text-properties style:font-name="StarSymbol"/>
      </text:list-level-style-bullet>
      <text:list-level-style-bullet text:level="4" text:style-name="Numbering_20_Symbols" text:bullet-char="–">
        <style:list-level-properties text:space-before="0.3543in" text:min-label-width="0.15in"/>
        <style:text-properties style:font-name="StarSymbol"/>
      </text:list-level-style-bullet>
      <text:list-level-style-bullet text:level="5" text:style-name="Numbering_20_Symbols" text:bullet-char="–">
        <style:list-level-properties text:space-before="0.472in" text:min-label-width="0.15in"/>
        <style:text-properties style:font-name="StarSymbol"/>
      </text:list-level-style-bullet>
      <text:list-level-style-bullet text:level="6" text:style-name="Numbering_20_Symbols" text:bullet-char="–">
        <style:list-level-properties text:space-before="0.5902in" text:min-label-width="0.15in"/>
        <style:text-properties style:font-name="StarSymbol"/>
      </text:list-level-style-bullet>
      <text:list-level-style-bullet text:level="7" text:style-name="Numbering_20_Symbols" text:bullet-char="–">
        <style:list-level-properties text:space-before="0.7091in" text:min-label-width="0.15in"/>
        <style:text-properties style:font-name="StarSymbol"/>
      </text:list-level-style-bullet>
      <text:list-level-style-bullet text:level="8" text:style-name="Numbering_20_Symbols" text:bullet-char="–">
        <style:list-level-properties text:space-before="0.8272in" text:min-label-width="0.15in"/>
        <style:text-properties style:font-name="StarSymbol"/>
      </text:list-level-style-bullet>
      <text:list-level-style-bullet text:level="9" text:style-name="Numbering_20_Symbols" text:bullet-char="–">
        <style:list-level-properties text:space-before="0.9453in" text:min-label-width="0.15in"/>
        <style:text-properties style:font-name="StarSymbol"/>
      </text:list-level-style-bullet>
      <text:list-level-style-bullet text:level="10" text:style-name="Numbering_20_Symbols" text:bullet-char="–">
        <style:list-level-properties text:space-before="1.0634in" text:min-label-width="0.1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8in" fo:margin-bottom="0.8in" fo:margin-left="0.8in" fo:margin-right="0.8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page-layout>
    <style:page-layout style:name="pm3" style:page-usage="left">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pm4" style:page-usage="right">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master-page style:name="First_20_Page" style:display-name="First Page" style:page-layout-name="pm2" style:next-style-name="Left_20_Page"/>
    <style:master-page style:name="Left_20_Page" style:display-name="Left Page" style:page-layout-name="pm3" style:next-style-name="Right_20_Page">
      <style:header>
        <text:p text:style-name="Header_20_left"><text:chapter text:display="name" text:outline-level="1">Consumer Endpoint Configuration</text:chapter>:<text:chapter text:display="name" text:outline-level="2">Consumer Endpoint Configuration</text:chapter></text:p>
      </style:header>
      <style:footer>
        <text:p text:style-name="Footer_20_left"><text:page-number style:num-format="1" text:select-page="current">5</text:page-number></text:p>
      </style:footer>
    </style:master-page>
    <style:master-page style:name="Right_20_Page" style:display-name="Right Page" style:page-layout-name="pm4" style:next-style-name="Left_20_Page">
      <style:header>
        <text:p text:style-name="Header_20_right"><text:chapter text:display="name" text:outline-level="1">Service Endpoint Configuration</text:chapter>:<text:chapter text:display="name" text:outline-level="2">Using Reliable Messaging</text:chapter></text:p>
      </style:header>
      <style:footer>
        <text:p text:style-name="Footer_20_right"><text:page-number style:num-format="1"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initial-creator>Eric Johnson</meta:initial-creator>
    <meta:creation-date>2006-02-22T10:05:13</meta:creation-date>
    <dc:creator>Eric Johnson</dc:creator>
    <dc:date>2006-02-22T11:18:15</dc:date>
    <dc:language>en-US</dc:language>
    <meta:editing-cycles>98</meta:editing-cycles>
    <meta:editing-duration>PT1H13M6S</meta:editing-duration>
    <meta:user-defined meta:name="Info 1"/>
    <meta:user-defined meta:name="Info 2"/>
    <meta:user-defined meta:name="Info 3"/>
    <meta:user-defined meta:name="Info 4"/>
    <meta:document-statistic meta:table-count="5" meta:image-count="0" meta:object-count="0" meta:page-count="5" meta:paragraph-count="110" meta:word-count="1352" meta:character-count="9227"/>
  </office:meta>
</office:document-meta>
</file>

<file path=Basic/Standard/Celtix.xml><?xml version="1.0" encoding="utf-8"?>
<!DOCTYPE module  PUBLIC '-//OpenOffice.org//DTD OfficeDocument 1.0//EN'  'module.dtd'>
<script:module xmlns:script="http://openoffice.org/2000/script" script:name="Celtix" script:language="StarBasic">REM  *****  BASIC  *****

Sub Main

End Sub


sub Insert_List_Bullet_Inden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BI_ListBulletIndent"
args3(1).Name = "Family"
args3(1).Value = 2

dispatcher.executeDispatch(document, ".uno:StyleApply", "", 0, args3())

rem ----------------------------------------------------------------------
dim args4(0) as new com.sun.star.beans.PropertyValue
args4(0).Name = "NumRule"
args4(0).Value = "List 2"

dispatcher.executeDispatch(document, ".uno:NumRule", "", 0, args4())


end sub


sub Insert_List_Number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NF_ListNumberFirst"
args3(1).Name = "Family"
args3(1).Value = 2

dispatcher.executeDispatch(document, ".uno:StyleApply", "", 0, args3())

rem ----------------------------------------------------------------------
dim args4(0) as new com.sun.star.beans.PropertyValue
args4(0).Name = "NumRule"
args4(0).Value = "Numbering 1"

dispatcher.executeDispatch(document, ".uno:NumRule", "", 0, args4())

rem ----------------------------------------------------------------------
dim args5(1) as new com.sun.star.beans.PropertyValue
args5(0).Name = "LineNumber.CountLines"
args5(0).Value = true
args5(1).Name = "LineNumber.StartValue"
args5(1).Value = 0

dispatcher.executeDispatch(document, ".uno:LineNumber", "", 0, args5())

rem ----------------------------------------------------------------------
dim args6(0) as new com.sun.star.beans.PropertyValue
args6(0).Name = "NumberingStart"
args6(0).Value = true

dispatcher.executeDispatch(document, ".uno:NumberingStart", "", 0, args6())

rem ----------------------------------------------------------------------
dim args7(0) as new com.sun.star.beans.PropertyValue
args7(0).Name = "NumNewStartAt"
args7(0).Value = 1

dispatcher.executeDispatch(document, ".uno:NumNewStartAt", "", 0, args7())


end sub


sub Insert_List_Number_Inden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NIF_ListNumberIndentFirst"
args3(1).Name = "Family"
args3(1).Value = 2

dispatcher.executeDispatch(document, ".uno:StyleApply", "", 0, args3())

rem ----------------------------------------------------------------------
dim args4(0) as new com.sun.star.beans.PropertyValue
args4(0).Name = "NumRule"
args4(0).Value = "Numbering 2"

dispatcher.executeDispatch(document, ".uno:NumRule", "", 0, args4())

rem ----------------------------------------------------------------------
dim args5(0) as new com.sun.star.beans.PropertyValue
args5(0).Name = "NumberingStart"
args5(0).Value = true

dispatcher.executeDispatch(document, ".uno:NumberingStart", "", 0, args5())

rem ----------------------------------------------------------------------
dim args6(0) as new com.sun.star.beans.PropertyValue
args6(0).Name = "NumNewStartAt"
args6(0).Value = 1

dispatcher.executeDispatch(document, ".uno:NumNewStartAt", "", 0, args6())


end sub


sub Insert_List_Continue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C_ListContinue"
args3(1).Name = "Family"
args3(1).Value = 2

dispatcher.executeDispatch(document, ".uno:StyleApply", "", 0, args3())

rem ----------------------------------------------------------------------
dim args4(0) as new com.sun.star.beans.PropertyValue
args4(0).Name = "NumRule"
args4(0).Value = ""

dispatcher.executeDispatch(document, ".uno:NumRule", "", 0, args4())


end sub


sub Insert_List_Continue_Inden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CI_ListContinueIndent"
args3(1).Name = "Family"
args3(1).Value = 2

dispatcher.executeDispatch(document, ".uno:StyleApply", "", 0, args3())

rem ----------------------------------------------------------------------
dim args4(0) as new com.sun.star.beans.PropertyValue
args4(0).Name = "NumRule"
args4(0).Value = ""

dispatcher.executeDispatch(document, ".uno:NumRule", "", 0, args4())


end sub

sub Insert_List_Bulle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B_ListBullet"
args3(1).Name = "Family"
args3(1).Value = 2

dispatcher.executeDispatch(document, ".uno:StyleApply", "", 0, args3())

rem ----------------------------------------------------------------------
dim args4(0) as new com.sun.star.beans.PropertyValue
args4(0).Name = "NumRule"
args4(0).Value = "List 1"

dispatcher.executeDispatch(document, ".uno:NumRule", "", 0, args4())


end sub

sub Insert_Code_Table
rem ----------------------------------------------------------------------
rem define variables
dim document   as object
dim dispatcher as object
rem ----------------------------------------------------------------------
rem get access to the document
document   = ThisComponent.CurrentController.Frame
dispatcher = createUnoService("com.sun.star.frame.DispatchHelper")

rem ----------------------------------------------------------------------
dim args1(4) as new com.sun.star.beans.PropertyValue
args1(0).Name = "TableName"
args1(0).Value = "Table3"
args1(1).Name = "Columns"
args1(1).Value = 1
args1(2).Name = "Rows"
args1(2).Value = 1
args1(3).Name = "Flags"
args1(3).Value = 9
args1(4).Name = "AutoFormat"
args1(4).Value = "Celtix Code"

dispatcher.executeDispatch(document, ".uno:InsertTable", "", 0, args1())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eltix"/>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